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/>
          <table:table-cell/>
          <table:table-cell table:style-name="ce5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6"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6"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6"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6"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6"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6"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style-name="ce6"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style-name="ce6"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6"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style-name="ce6"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6"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style-name="ce6"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style-name="ce6"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style-name="ce6"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style-name="ce6"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style-name="ce6"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style-name="ce6"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style-name="ce6"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style-name="ce6"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style-name="ce6"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style-name="ce6"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style-name="ce6"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style-name="ce6"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5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5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9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2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2" table:formula="of:=AVERAGE([.H90:.H96])" office:value-type="float" office:value="1662.14285714286" calcext:value-type="float">
            <text:p>1 662,1</text:p>
          </table:table-cell>
          <table:table-cell table:style-name="ce35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style-name="ce35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218.66666666667" calcext:value-type="float">
            <text:p>1 218,7</text:p>
          </table:table-cell>
          <table:table-cell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5" calcext:value-type="float">
            <text:p>0,3</text:p>
          </table:table-cell>
          <table:table-cell table:style-name="ce31" table:formula="of:=AVERAGE([.H92:.H98])" office:value-type="float" office:value="652.4" calcext:value-type="float">
            <text:p>652,4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8" office:value-type="float" office:value="221" calcext:value-type="float">
            <text:p>221</text:p>
          </table:table-cell>
          <table:table-cell table:style-name="ce18" table:formula="of:= [.D95] + [.C96]" office:value-type="float" office:value="1719893" calcext:value-type="float">
            <text:p>1 719 893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5] + [.F96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95] + [.H96]" office:value-type="float" office:value="487505" calcext:value-type="float">
            <text:p>487 505</text:p>
          </table:table-cell>
          <table:table-cell table:style-name="ce29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5" calcext:value-type="float">
            <text:p>0,5</text:p>
          </table:table-cell>
          <table:table-cell table:formula="of:=AVERAGE([.H94:.H98])" office:value-type="float" office:value="0.333333333333333" calcext:value-type="float">
            <text:p>0,3</text:p>
          </table:table-cell>
          <table:table-cell table:formula="of:=AVERAGE([.H93:.H99])" office:value-type="float" office:value="0.25" calcext:value-type="float">
            <text:p>0,3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/>
          <table:table-cell table:formula="of:= [.D96] + [.C97]" office:value-type="float" office:value="1719893" calcext:value-type="float">
            <text:p>1 719 893</text:p>
          </table:table-cell>
          <table:table-cell table:number-columns-repeated="2"/>
          <table:table-cell table:formula="of:= [.G96] + [.F97]" office:value-type="float" office:value="83492" calcext:value-type="float">
            <text:p>83 492</text:p>
          </table:table-cell>
          <table:table-cell table:style-name="ce5"/>
          <table:table-cell table:formula="of:= [.I96] + [.H97]" office:value-type="float" office:value="487505" calcext:value-type="float">
            <text:p>487 505</text:p>
          </table:table-cell>
          <table:table-cell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5" calcext:value-type="float">
            <text:p>0,5</text:p>
          </table:table-cell>
          <table:table-cell table:formula="of:=AVERAGE([.H94:.H100])" office:value-type="float" office:value="0.333333333333333" calcext:value-type="float">
            <text:p>0,3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19893" calcext:value-type="float">
            <text:p>1 719 893</text:p>
          </table:table-cell>
          <table:table-cell table:number-columns-repeated="2"/>
          <table:table-cell table:formula="of:= [.G97] + [.F98]" office:value-type="float" office:value="83492" calcext:value-type="float">
            <text:p>83 492</text:p>
          </table:table-cell>
          <table:table-cell table:style-name="ce5"/>
          <table:table-cell table:formula="of:= [.I97] + [.H98]" office:value-type="float" office:value="487505" calcext:value-type="float">
            <text:p>487 505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string" office:string-value="" calcext:value-type="error">
            <text:p>#DIV/0!</text:p>
          </table:table-cell>
          <table:table-cell table:formula="of:=AVERAGE([.F96:.F100])" office:value-type="float" office:value="0" calcext:value-type="float">
            <text:p>0,0</text:p>
          </table:table-cell>
          <table:table-cell table:formula="of:=AVERAGE([.F95:.F101])" office:value-type="float" office:value="0" calcext:value-type="float">
            <text:p>0,0</text:p>
          </table:table-cell>
          <table:table-cell table:formula="of:=AVERAGE([.H97:.H99])" office:value-type="string" office:string-value="" calcext:value-type="error">
            <text:p>#DIV/0!</text:p>
          </table:table-cell>
          <table:table-cell table:formula="of:=AVERAGE([.H96:.H100])" office:value-type="float" office:value="0" calcext:value-type="float">
            <text:p>0,0</text:p>
          </table:table-cell>
          <table:table-cell table:formula="of:=AVERAGE([.H95:.H101])" office:value-type="float" office:value="0.5" calcext:value-type="float">
            <text:p>0,5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19893" calcext:value-type="float">
            <text:p>1 719 893</text:p>
          </table:table-cell>
          <table:table-cell table:number-columns-repeated="2"/>
          <table:table-cell table:formula="of:= [.G98] + [.F99]" office:value-type="float" office:value="83492" calcext:value-type="float">
            <text:p>83 492</text:p>
          </table:table-cell>
          <table:table-cell table:style-name="ce5"/>
          <table:table-cell table:formula="of:= [.I98] + [.H99]" office:value-type="float" office:value="487505" calcext:value-type="float">
            <text:p>487 505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string" office:string-value="" calcext:value-type="error">
            <text:p>#DIV/0!</text:p>
          </table:table-cell>
          <table:table-cell table:formula="of:=AVERAGE([.F96:.F102])" office:value-type="float" office:value="0" calcext:value-type="float">
            <text:p>0,0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string" office:string-value="" calcext:value-type="error">
            <text:p>#DIV/0!</text:p>
          </table:table-cell>
          <table:table-cell table:formula="of:=AVERAGE([.H96:.H102])" office:value-type="float" office:value="0" calcext:value-type="float">
            <text:p>0,0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formula="of:= AVERAGE([.X96:.X102])" office:value-type="float" office:value="0.0000279113835277215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19893" calcext:value-type="float">
            <text:p>1 719 893</text:p>
          </table:table-cell>
          <table:table-cell table:number-columns-repeated="2"/>
          <table:table-cell table:formula="of:= [.G99] + [.F100]" office:value-type="float" office:value="83492" calcext:value-type="float">
            <text:p>83 492</text:p>
          </table:table-cell>
          <table:table-cell table:style-name="ce5"/>
          <table:table-cell table:formula="of:= [.I99] + [.H100]" office:value-type="float" office:value="487505" calcext:value-type="float">
            <text:p>487 505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string" office:string-value="" calcext:value-type="error">
            <text:p>#DIV/0!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string" office:string-value="" calcext:value-type="error">
            <text:p>#DIV/0!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0000171895143962183" calcext:value-type="float">
            <text:p>0.0000</text:p>
          </table:table-cell>
          <table:table-cell table:formula="of:= AVERAGE([.X97:.X103])" office:value-type="float" office:value="0.0000210521554652476" calcext:value-type="float">
            <text:p>0.0000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19893" calcext:value-type="float">
            <text:p>1 719 893</text:p>
          </table:table-cell>
          <table:table-cell table:number-columns-repeated="2"/>
          <table:table-cell table:formula="of:= [.G100] + [.F101]" office:value-type="float" office:value="83492" calcext:value-type="float">
            <text:p>83 492</text:p>
          </table:table-cell>
          <table:table-cell table:style-name="ce5"/>
          <table:table-cell table:formula="of:= [.I100] + [.H101]" office:value-type="float" office:value="487505" calcext:value-type="float">
            <text:p>487 505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" calcext:value-type="float">
            <text:p>0.0000</text:p>
          </table:table-cell>
          <table:table-cell table:formula="of:= AVERAGE([.X99:.X103])" office:value-type="float" office:value="0" calcext:value-type="float">
            <text:p>0.0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19893" calcext:value-type="float">
            <text:p>1 719 893</text:p>
          </table:table-cell>
          <table:table-cell table:number-columns-repeated="2"/>
          <table:table-cell table:formula="of:= [.G101] + [.F102]" office:value-type="float" office:value="83492" calcext:value-type="float">
            <text:p>83 492</text:p>
          </table:table-cell>
          <table:table-cell table:style-name="ce5"/>
          <table:table-cell table:formula="of:= [.I101] + [.H102]" office:value-type="float" office:value="487505" calcext:value-type="float">
            <text:p>487 505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float" office:value="0" calcext:value-type="float">
            <text:p>0.0000</text:p>
          </table:table-cell>
          <table:table-cell table:formula="of:= AVERAGE([.X101:.X103])" office:value-type="float" office:value="0" calcext:value-type="float">
            <text:p>0.0000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19893" calcext:value-type="float">
            <text:p>1 719 893</text:p>
          </table:table-cell>
          <table:table-cell table:number-columns-repeated="2"/>
          <table:table-cell table:formula="of:= [.G102] + [.F103]" office:value-type="float" office:value="83492" calcext:value-type="float">
            <text:p>83 492</text:p>
          </table:table-cell>
          <table:table-cell table:style-name="ce5"/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0" calcext:value-type="float">
            <text:p>0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19893" calcext:value-type="float">
            <text:p>1 719 893</text:p>
          </table:table-cell>
          <table:table-cell table:number-columns-repeated="2"/>
          <table:table-cell table:formula="of:= [.G103] + [.F104]" office:value-type="float" office:value="83492" calcext:value-type="float">
            <text:p>83 492</text:p>
          </table:table-cell>
          <table:table-cell table:style-name="ce5"/>
          <table:table-cell table:formula="of:= [.I103] + [.H104]" office:value-type="float" office:value="487505" calcext:value-type="float">
            <text:p>487 505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19893" calcext:value-type="float">
            <text:p>1 719 893</text:p>
          </table:table-cell>
          <table:table-cell table:number-columns-repeated="2"/>
          <table:table-cell table:formula="of:= [.G104] + [.F105]" office:value-type="float" office:value="83492" calcext:value-type="float">
            <text:p>83 492</text:p>
          </table:table-cell>
          <table:table-cell table:style-name="ce5"/>
          <table:table-cell table:formula="of:= [.I104] + [.H105]" office:value-type="float" office:value="487505" calcext:value-type="float">
            <text:p>487 505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19893" calcext:value-type="float">
            <text:p>1 719 893</text:p>
          </table:table-cell>
          <table:table-cell table:number-columns-repeated="2"/>
          <table:table-cell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5" calcext:value-type="float">
            <text:p>487 505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19893" calcext:value-type="float">
            <text:p>1 719 893</text:p>
          </table:table-cell>
          <table:table-cell table:number-columns-repeated="2"/>
          <table:table-cell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5" calcext:value-type="float">
            <text:p>487 505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19893" calcext:value-type="float">
            <text:p>1 719 893</text:p>
          </table:table-cell>
          <table:table-cell table:number-columns-repeated="2"/>
          <table:table-cell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5" calcext:value-type="float">
            <text:p>487 505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19893" calcext:value-type="float">
            <text:p>1 719 893</text:p>
          </table:table-cell>
          <table:table-cell table:number-columns-repeated="2"/>
          <table:table-cell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5" calcext:value-type="float">
            <text:p>487 505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19893" calcext:value-type="float">
            <text:p>1 719 893</text:p>
          </table:table-cell>
          <table:table-cell table:number-columns-repeated="2"/>
          <table:table-cell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5" calcext:value-type="float">
            <text:p>487 505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19893" calcext:value-type="float">
            <text:p>1 719 893</text:p>
          </table:table-cell>
          <table:table-cell table:number-columns-repeated="2"/>
          <table:table-cell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5" calcext:value-type="float">
            <text:p>487 505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19893" calcext:value-type="float">
            <text:p>1 719 893</text:p>
          </table:table-cell>
          <table:table-cell table:number-columns-repeated="2"/>
          <table:table-cell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5" calcext:value-type="float">
            <text:p>487 505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19893" calcext:value-type="float">
            <text:p>1 719 893</text:p>
          </table:table-cell>
          <table:table-cell table:number-columns-repeated="2"/>
          <table:table-cell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5" calcext:value-type="float">
            <text:p>487 505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19893" calcext:value-type="float">
            <text:p>1 719 893</text:p>
          </table:table-cell>
          <table:table-cell table:number-columns-repeated="2"/>
          <table:table-cell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5" calcext:value-type="float">
            <text:p>487 505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19893" calcext:value-type="float">
            <text:p>1 719 893</text:p>
          </table:table-cell>
          <table:table-cell table:number-columns-repeated="2"/>
          <table:table-cell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5" calcext:value-type="float">
            <text:p>487 505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19893" calcext:value-type="float">
            <text:p>1 719 893</text:p>
          </table:table-cell>
          <table:table-cell table:number-columns-repeated="2"/>
          <table:table-cell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5" calcext:value-type="float">
            <text:p>487 505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19893" calcext:value-type="float">
            <text:p>1 719 893</text:p>
          </table:table-cell>
          <table:table-cell table:number-columns-repeated="2"/>
          <table:table-cell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5" calcext:value-type="float">
            <text:p>487 505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19893" calcext:value-type="float">
            <text:p>1 719 893</text:p>
          </table:table-cell>
          <table:table-cell table:number-columns-repeated="2"/>
          <table:table-cell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5" calcext:value-type="float">
            <text:p>487 505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19893" calcext:value-type="float">
            <text:p>1 719 893</text:p>
          </table:table-cell>
          <table:table-cell table:number-columns-repeated="2"/>
          <table:table-cell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5" calcext:value-type="float">
            <text:p>487 505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19893" calcext:value-type="float">
            <text:p>1 719 893</text:p>
          </table:table-cell>
          <table:table-cell table:number-columns-repeated="2"/>
          <table:table-cell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5" calcext:value-type="float">
            <text:p>487 505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19893" calcext:value-type="float">
            <text:p>1 719 893</text:p>
          </table:table-cell>
          <table:table-cell table:number-columns-repeated="2"/>
          <table:table-cell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5" calcext:value-type="float">
            <text:p>487 505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19893" calcext:value-type="float">
            <text:p>1 719 893</text:p>
          </table:table-cell>
          <table:table-cell table:number-columns-repeated="2"/>
          <table:table-cell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5" calcext:value-type="float">
            <text:p>487 505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19893" calcext:value-type="float">
            <text:p>1 719 893</text:p>
          </table:table-cell>
          <table:table-cell table:number-columns-repeated="2"/>
          <table:table-cell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5" calcext:value-type="float">
            <text:p>487 505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19893" calcext:value-type="float">
            <text:p>1 719 893</text:p>
          </table:table-cell>
          <table:table-cell table:number-columns-repeated="2"/>
          <table:table-cell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5" calcext:value-type="float">
            <text:p>487 505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19893" calcext:value-type="float">
            <text:p>1 719 893</text:p>
          </table:table-cell>
          <table:table-cell table:number-columns-repeated="2"/>
          <table:table-cell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5" calcext:value-type="float">
            <text:p>487 505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19893" calcext:value-type="float">
            <text:p>1 719 893</text:p>
          </table:table-cell>
          <table:table-cell table:number-columns-repeated="2"/>
          <table:table-cell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5" calcext:value-type="float">
            <text:p>487 505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19893" calcext:value-type="float">
            <text:p>1 719 893</text:p>
          </table:table-cell>
          <table:table-cell table:number-columns-repeated="2"/>
          <table:table-cell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5" calcext:value-type="float">
            <text:p>487 505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19893" calcext:value-type="float">
            <text:p>1 719 893</text:p>
          </table:table-cell>
          <table:table-cell table:number-columns-repeated="2"/>
          <table:table-cell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5" calcext:value-type="float">
            <text:p>487 505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19893" calcext:value-type="float">
            <text:p>1 719 893</text:p>
          </table:table-cell>
          <table:table-cell table:number-columns-repeated="2"/>
          <table:table-cell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5" calcext:value-type="float">
            <text:p>487 505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19893" calcext:value-type="float">
            <text:p>1 719 893</text:p>
          </table:table-cell>
          <table:table-cell table:number-columns-repeated="2"/>
          <table:table-cell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5" calcext:value-type="float">
            <text:p>487 505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19893" calcext:value-type="float">
            <text:p>1 719 893</text:p>
          </table:table-cell>
          <table:table-cell table:number-columns-repeated="2"/>
          <table:table-cell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5" calcext:value-type="float">
            <text:p>487 505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19893" calcext:value-type="float">
            <text:p>1 719 893</text:p>
          </table:table-cell>
          <table:table-cell table:number-columns-repeated="2"/>
          <table:table-cell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5" calcext:value-type="float">
            <text:p>487 505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19893" calcext:value-type="float">
            <text:p>1 719 893</text:p>
          </table:table-cell>
          <table:table-cell table:number-columns-repeated="2"/>
          <table:table-cell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5" calcext:value-type="float">
            <text:p>487 505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19893" calcext:value-type="float">
            <text:p>1 719 893</text:p>
          </table:table-cell>
          <table:table-cell table:number-columns-repeated="2"/>
          <table:table-cell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5" calcext:value-type="float">
            <text:p>487 505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19893" calcext:value-type="float">
            <text:p>1 719 893</text:p>
          </table:table-cell>
          <table:table-cell table:number-columns-repeated="2"/>
          <table:table-cell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5" calcext:value-type="float">
            <text:p>487 505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19893" calcext:value-type="float">
            <text:p>1 719 893</text:p>
          </table:table-cell>
          <table:table-cell table:number-columns-repeated="2"/>
          <table:table-cell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5" calcext:value-type="float">
            <text:p>487 505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19893" calcext:value-type="float">
            <text:p>1 719 893</text:p>
          </table:table-cell>
          <table:table-cell table:number-columns-repeated="2"/>
          <table:table-cell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5" calcext:value-type="float">
            <text:p>487 505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19893" calcext:value-type="float">
            <text:p>1 719 893</text:p>
          </table:table-cell>
          <table:table-cell table:number-columns-repeated="2"/>
          <table:table-cell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5" calcext:value-type="float">
            <text:p>487 505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19893" calcext:value-type="float">
            <text:p>1 719 893</text:p>
          </table:table-cell>
          <table:table-cell table:number-columns-repeated="2"/>
          <table:table-cell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5" calcext:value-type="float">
            <text:p>487 505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19893" calcext:value-type="float">
            <text:p>1 719 893</text:p>
          </table:table-cell>
          <table:table-cell table:number-columns-repeated="2"/>
          <table:table-cell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5" calcext:value-type="float">
            <text:p>487 505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19893" calcext:value-type="float">
            <text:p>1 719 893</text:p>
          </table:table-cell>
          <table:table-cell table:number-columns-repeated="2"/>
          <table:table-cell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5" calcext:value-type="float">
            <text:p>487 505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19893" calcext:value-type="float">
            <text:p>1 719 893</text:p>
          </table:table-cell>
          <table:table-cell table:number-columns-repeated="2"/>
          <table:table-cell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5" calcext:value-type="float">
            <text:p>487 505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19893" calcext:value-type="float">
            <text:p>1 719 893</text:p>
          </table:table-cell>
          <table:table-cell table:number-columns-repeated="2"/>
          <table:table-cell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5" calcext:value-type="float">
            <text:p>487 505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19893" calcext:value-type="float">
            <text:p>1 719 893</text:p>
          </table:table-cell>
          <table:table-cell table:number-columns-repeated="2"/>
          <table:table-cell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5" calcext:value-type="float">
            <text:p>487 505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19893" calcext:value-type="float">
            <text:p>1 719 893</text:p>
          </table:table-cell>
          <table:table-cell table:number-columns-repeated="2"/>
          <table:table-cell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5" calcext:value-type="float">
            <text:p>487 505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19893" calcext:value-type="float">
            <text:p>1 719 893</text:p>
          </table:table-cell>
          <table:table-cell table:number-columns-repeated="2"/>
          <table:table-cell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5" calcext:value-type="float">
            <text:p>487 505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19893" calcext:value-type="float">
            <text:p>1 719 893</text:p>
          </table:table-cell>
          <table:table-cell table:number-columns-repeated="2"/>
          <table:table-cell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5" calcext:value-type="float">
            <text:p>487 505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19893" calcext:value-type="float">
            <text:p>1 719 893</text:p>
          </table:table-cell>
          <table:table-cell table:number-columns-repeated="2"/>
          <table:table-cell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5" calcext:value-type="float">
            <text:p>487 505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19893" calcext:value-type="float">
            <text:p>1 719 893</text:p>
          </table:table-cell>
          <table:table-cell table:number-columns-repeated="2"/>
          <table:table-cell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5" calcext:value-type="float">
            <text:p>487 505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19893" calcext:value-type="float">
            <text:p>1 719 893</text:p>
          </table:table-cell>
          <table:table-cell table:number-columns-repeated="2"/>
          <table:table-cell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5" calcext:value-type="float">
            <text:p>487 505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19893" calcext:value-type="float">
            <text:p>1 719 893</text:p>
          </table:table-cell>
          <table:table-cell table:number-columns-repeated="2"/>
          <table:table-cell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5" calcext:value-type="float">
            <text:p>487 505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19893" calcext:value-type="float">
            <text:p>1 719 893</text:p>
          </table:table-cell>
          <table:table-cell table:number-columns-repeated="2"/>
          <table:table-cell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5" calcext:value-type="float">
            <text:p>487 505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19893" calcext:value-type="float">
            <text:p>1 719 893</text:p>
          </table:table-cell>
          <table:table-cell table:number-columns-repeated="2"/>
          <table:table-cell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5" calcext:value-type="float">
            <text:p>487 505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5T17:32:14.520379949</dc:date>
    <meta:editing-duration>P57DT2H56M19S</meta:editing-duration>
    <meta:editing-cycles>110</meta:editing-cycles>
    <meta:generator>LibreOffice/6.0.7.3$Linux_X86_64 LibreOffice_project/00m0$Build-3</meta:generator>
    <meta:document-statistic meta:table-count="2" meta:cell-count="32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218.66666666667">
                <text:p>1218.6666666666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652.4">
                <text:p>652.4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0000279113835277215">
                <text:p>0.0000279113835277215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1895143962183">
                <text:p>0.0000171895143962183</text:p>
              </table:table-cell>
              <table:table-cell office:value-type="float" office:value="0.0000210521554652476">
                <text:p>0.0000210521554652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